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65.45pt"/>
    </style:style>
    <style:style style:name="ro1" style:family="table-row">
      <style:table-row-properties style:row-height="28.01pt" fo:break-before="auto" style:use-optimal-row-height="fals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for_20_R">
      <style:table-properties table:display="true" style:writing-mode="lr-tb" tableooo:tab-color="#ff0000"/>
    </style:style>
    <style:style style:name="ta2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ea675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transparent" style:rotation-align="none"/>
    </style:style>
    <style:style style:name="ce8" style:family="table-cell" style:parent-style-name="Default" style:data-style-name="N0">
      <style:table-cell-properties style:rotation-align="none"/>
    </style:style>
    <style:style style:name="ce9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c5e0b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fbe5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 style:data-style-name="N2">
      <style:table-cell-properties style:rotation-align="none"/>
    </style:style>
    <style:style style:name="ce24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rotation-align="none"/>
    </style:style>
    <style:style style:name="ce26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128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128">
      <style:table-cell-properties fo:background-color="transparent" style:rotation-align="none"/>
    </style:style>
    <style:style style:name="ce29" style:family="table-cell" style:parent-style-name="Default" style:data-style-name="N10128">
      <style:table-cell-properties style:rotation-align="none"/>
    </style:style>
    <style:style style:name="ce30" style:family="table-cell" style:parent-style-name="Default">
      <style:table-cell-properties fo:background-color="#ca53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c9c9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9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5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9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 R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default-cell-style-name="ce8"/>
        <table:table-column table:style-name="co1" table:number-columns-repeated="16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raditional_funding_before</text:p>
          </table:table-cell>
          <table:table-cell table:style-name="ce3" office:value-type="string" calcext:value-type="string">
            <text:p>traditional_funding_after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opensource_solution</text:p>
          </table:table-cell>
          <table:table-cell table:style-name="ce3" office:value-type="string" calcext:value-type="string">
            <text:p>nonprofit_cryptocurrency</text:p>
          </table:table-cell>
          <table:table-cell table:style-name="ce3" office:value-type="string" calcext:value-type="string">
            <text:p>existence_m</text:p>
          </table:table-cell>
          <table:table-cell table:style-name="ce3" office:value-type="string" calcext:value-type="string">
            <text:p>fte</text:p>
          </table:table-cell>
          <table:table-cell table:style-name="ce14" office:value-type="string" calcext:value-type="string">
            <text:p>blockchain</text:p>
          </table:table-cell>
          <table:table-cell table:style-name="ce14" office:value-type="string" calcext:value-type="string">
            <text:p>single</text:p>
          </table:table-cell>
          <table:table-cell table:style-name="ce16" office:value-type="string" calcext:value-type="string">
            <text:p>token_utility_product</text:p>
          </table:table-cell>
          <table:table-cell table:style-name="ce16" office:value-type="string" calcext:value-type="string">
            <text:p>only_payment</text:p>
          </table:table-cell>
          <table:table-cell table:style-name="ce16" office:value-type="string" calcext:value-type="string">
            <text:p>transaction</text:p>
          </table:table-cell>
          <table:table-cell table:style-name="ce16" office:value-type="string" calcext:value-type="string">
            <text:p>generation</text:p>
          </table:table-cell>
          <table:table-cell table:style-name="ce16" office:value-type="string" calcext:value-type="string">
            <text:p>other_usage</text:p>
          </table:table-cell>
          <table:table-cell table:style-name="ce17" office:value-type="string" calcext:value-type="string">
            <text:p>voting_shareholder</text:p>
          </table:table-cell>
          <table:table-cell table:style-name="ce17" office:value-type="string" calcext:value-type="string">
            <text:p>voting_product</text:p>
          </table:table-cell>
          <table:table-cell table:style-name="ce17" office:value-type="string" calcext:value-type="string">
            <text:p>voting_other</text:p>
          </table:table-cell>
          <table:table-cell table:style-name="ce17" office:value-type="string" calcext:value-type="string">
            <text:p>profit_sharing</text:p>
          </table:table-cell>
          <table:table-cell table:style-name="ce17" office:value-type="string" calcext:value-type="string">
            <text:p>non-dividend_return</text:p>
          </table:table-cell>
          <table:table-cell table:style-name="ce17" office:value-type="string" calcext:value-type="string">
            <text:p>info</text:p>
          </table:table-cell>
          <table:table-cell table:style-name="ce18" office:value-type="string" calcext:value-type="string">
            <text:p>funding</text:p>
          </table:table-cell>
          <table:table-cell table:style-name="ce20" office:value-type="string" calcext:value-type="string">
            <text:p>coin_offered</text:p>
          </table:table-cell>
          <table:table-cell table:style-name="ce20" office:value-type="string" calcext:value-type="string">
            <text:p>cap_money</text:p>
          </table:table-cell>
          <table:table-cell table:style-name="ce20" office:value-type="string" calcext:value-type="string">
            <text:p>same_price</text:p>
          </table:table-cell>
          <table:table-cell table:style-name="ce20" office:value-type="string" calcext:value-type="string">
            <text:p>expensive</text:p>
          </table:table-cell>
          <table:table-cell table:style-name="ce20" office:value-type="string" calcext:value-type="string">
            <text:p>cheaper</text:p>
          </table:table-cell>
          <table:table-cell table:style-name="ce20" office:value-type="string" calcext:value-type="string">
            <text:p>price_ratio</text:p>
          </table:table-cell>
          <table:table-cell table:style-name="ce20" office:value-type="string" calcext:value-type="string">
            <text:p>start_date</text:p>
          </table:table-cell>
          <table:table-cell table:style-name="ce20" office:value-type="string" calcext:value-type="string">
            <text:p>ICO_days</text:p>
          </table:table-cell>
          <table:table-cell table:style-name="ce20" office:value-type="string" calcext:value-type="string">
            <text:p>cap_time</text:p>
          </table:table-cell>
          <table:table-cell table:style-name="ce30" office:value-type="string" calcext:value-type="string">
            <text:p>bitcoin</text:p>
          </table:table-cell>
          <table:table-cell table:style-name="ce30" office:value-type="string" calcext:value-type="string">
            <text:p>Ethereum</text:p>
          </table:table-cell>
          <table:table-cell table:style-name="ce30" office:value-type="string" calcext:value-type="string">
            <text:p>other_bc</text:p>
          </table:table-cell>
          <table:table-cell table:style-name="ce30" office:value-type="string" calcext:value-type="string">
            <text:p>bs</text:p>
          </table:table-cell>
          <table:table-cell table:style-name="ce30" office:value-type="string" calcext:value-type="string">
            <text:p>other_p</text:p>
          </table:table-cell>
          <table:table-cell table:style-name="ce31" office:value-type="string" calcext:value-type="string">
            <text:p>minimum_pledge</text:p>
          </table:table-cell>
          <table:table-cell table:style-name="ce31" office:value-type="string" calcext:value-type="string">
            <text:p>high_transaction_fee</text:p>
          </table:table-cell>
          <table:table-cell table:style-name="ce1" office:value-type="string" calcext:value-type="string">
            <text:p>u_access_service</text:p>
          </table:table-cell>
          <table:table-cell table:style-name="ce1" office:value-type="string" calcext:value-type="string">
            <text:p>u_profit_sharing</text:p>
          </table:table-cell>
          <table:table-cell table:style-name="ce1" office:value-type="string" calcext:value-type="string">
            <text:p>u_transaction</text:p>
          </table:table-cell>
          <table:table-cell table:style-name="ce1" office:value-type="string" calcext:value-type="string">
            <text:p>u_other</text:p>
          </table:table-cell>
          <table:table-cell table:style-name="ce1" office:value-type="string" calcext:value-type="string">
            <text:p>platform_used</text:p>
          </table:table-cell>
          <table:table-cell table:style-name="ce1" office:value-type="string" calcext:value-type="string">
            <text:p>bigger_than_10m</text:p>
          </table:table-cell>
          <table:table-cell table:style-name="ce1" office:value-type="string" calcext:value-type="string">
            <text:p>mojority_offered</text:p>
          </table:table-cell>
          <table:table-cell table:style-name="ce1" office:value-type="string" calcext:value-type="string">
            <text:p>In_2017</text:p>
          </table:table-cell>
          <table:table-cell table:style-name="ce1" office:value-type="string" calcext:value-type="string">
            <text:p>traditional_funding</text:p>
          </table:table-cell>
          <table:table-cell table:style-name="ce1" office:value-type="string" calcext:value-type="string">
            <text:p>sold_fast</text:p>
          </table:table-cell>
          <table:table-cell table:style-name="ce1" office:value-type="string" calcext:value-type="string">
            <text:p>big_team</text:p>
          </table:table-cell>
          <table:table-cell table:style-name="ce1" office:value-type="string" calcext:value-type="string">
            <text:p>funding_standardized</text:p>
          </table:table-cell>
          <table:table-cell table:style-name="ce1" table:number-columns-repeated="973"/>
        </table:table-row>
        <table:table-row table:style-name="ro1">
          <table:table-cell office:value-type="string" calcext:value-type="string">
            <text:p>Ethere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8000000" calcext:value-type="float">
            <text:p>18000000</text:p>
          </table:table-cell>
          <table:table-cell table:style-name="ce21" office:value-type="float" office:value="0.83472454" calcext:value-type="float">
            <text:p>0.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9588631264024" calcext:value-type="float">
            <text:p>1.4958863126</text:p>
          </table:table-cell>
          <table:table-cell table:style-name="ce27" office:value-type="date" office:date-value="2014-07-01" calcext:value-type="date">
            <text:p>Jul-14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9427311471471" calcext:value-type="float">
            <text:p>0.0599427311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Gole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8600000" calcext:value-type="float">
            <text:p>8600000</text:p>
          </table:table-cell>
          <table:table-cell table:style-name="ce21" office:value-type="float" office:value="0.82" calcext:value-type="float">
            <text:p>0.8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6-11-01" calcext:value-type="date">
            <text:p>Nov-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607488852052" calcext:value-type="float">
            <text:p>0.0286074889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ykk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.2386" calcext:value-type="float">
            <text:p>0.238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161338" calcext:value-type="float">
            <text:p>1161338</text:p>
          </table:table-cell>
          <table:table-cell table:style-name="ce22" office:value-type="float" office:value="0.0233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6-09-01" calcext:value-type="date">
            <text:p>Sep-1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043820084813" calcext:value-type="float">
            <text:p>0.003810438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is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60000000" calcext:value-type="float">
            <text:p>60000000</text:p>
          </table:table-cell>
          <table:table-cell table:style-name="ce21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8" office:value-type="date" office:date-value="2016-02-01" calcext:value-type="date">
            <text:p>Feb-1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951260550764" calcext:value-type="float">
            <text:p>0.199951260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Qtu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9397" calcext:value-type="float">
            <text:p>0.93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5600000" calcext:value-type="float">
            <text:p>15600000</text:p>
          </table:table-cell>
          <table:table-cell table:style-name="ce21" office:value-type="float" office:value="0.51" calcext:value-type="float">
            <text:p>0.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67" calcext:value-type="float">
            <text:p>1.267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9422437526548" calcext:value-type="float">
            <text:p>0.05194224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nosi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2500000" calcext:value-type="float">
            <text:p>12500000</text:p>
          </table:table-cell>
          <table:table-cell table:style-name="ce21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16082808681021" calcext:value-type="float">
            <text:p>0.04160828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Humaniq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163000" calcext:value-type="float">
            <text:p>5163000</text:p>
          </table:table-cell>
          <table:table-cell table:style-name="ce21" office:value-type="float" office:value="0.86" calcext:value-type="float">
            <text:p>0.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501241958561" calcext:value-type="float">
            <text:p>0.017150124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Iconomi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0576227" calcext:value-type="float">
            <text:p>10576227</text:p>
          </table:table-cell>
          <table:table-cell table:style-name="ce21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8" office:value-type="date" office:date-value="2016-08-01" calcext:value-type="date">
            <text:p>Aug-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1953135196168" calcext:value-type="float">
            <text:p>0.0351953135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JC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861281337878571" calcext:value-type="float">
            <text:p>0.08612813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461802" calcext:value-type="float">
            <text:p>461802</text:p>
          </table:table-cell>
          <table:table-cell table:style-name="ce21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4545454545455" calcext:value-type="float">
            <text:p>1.0454545455</text:p>
          </table:table-cell>
          <table:table-cell table:style-name="ce28" office:value-type="date" office:date-value="2014-09-01" calcext:value-type="date">
            <text:p>Sep-1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850947168412" calcext:value-type="float">
            <text:p>0.0014785095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torj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861432400984543" calcext:value-type="float">
            <text:p>0.8614324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0000000" calcext:value-type="float">
            <text:p>30000000</text:p>
          </table:table-cell>
          <table:table-cell table:style-name="ce21" office:value-type="float" office:value="0.25" calcext:value-type="float">
            <text:p>0.2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5-01" calcext:value-type="date">
            <text:p>May-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99451681196089" calcext:value-type="float">
            <text:p>0.0999451681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A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833" calcext:value-type="float">
            <text:p>0.8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5000000" calcext:value-type="float">
            <text:p>35000000</text:p>
          </table:table-cell>
          <table:table-cell table:style-name="ce21" office:value-type="float" office:value="0.6667" calcext:value-type="float">
            <text:p>0.6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5-01" calcext:value-type="date">
            <text:p>May-17</text:p>
          </table:table-cell>
          <table:table-cell table:style-name="ce2" office:value-type="float" office:value="0.002778" calcext:value-type="float">
            <text:p>0.0027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612850191468" calcext:value-type="float">
            <text:p>0.116612850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99400000" calcext:value-type="float">
            <text:p>99400000</text:p>
          </table:table-cell>
          <table:table-cell table:style-name="ce21" office:value-type="float" office:value="0.44" calcext:value-type="float">
            <text:p>0.4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1292595277013" calcext:value-type="float">
            <text:p>0.331292595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anc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47000000" calcext:value-type="float">
            <text:p>147000000</text:p>
          </table:table-cell>
          <table:table-cell table:style-name="ce21" office:value-type="float" office:value="0.5" calcext:value-type="float">
            <text:p>0.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9968928601112" calcext:value-type="float">
            <text:p>0.489968928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Civi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923" calcext:value-type="float">
            <text:p>0.9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3000000" calcext:value-type="float">
            <text:p>33000000</text:p>
          </table:table-cell>
          <table:table-cell table:style-name="ce21" office:value-type="float" office:value="0.33" calcext:value-type="float">
            <text:p>0.3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9945777362724" calcext:value-type="float">
            <text:p>0.109945777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Unknown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300000000" calcext:value-type="float">
            <office:annotation draw:style-name="gr1" draw:text-style-name="P2" svg:width="99.27pt" svg:height="79.65pt" svg:x="2076.86pt" svg:y="402.35pt" draw:caption-point-x="-32.46pt" draw:caption-point-y="17.91pt">
              <dc:date>2018-01-07T00:00:00</dc:date>
              <text:p text:style-name="P1">Microsoft Office User:Estimation</text:p>
              <text:p text:style-name="P1"/>
              <text:p text:style-name="P1"/>
            </office:annotation>
            <text:p>300000000</text:p>
          </table:table-cell>
          <table:table-cell table:style-name="ce23" office:value-type="float" office:value="0.9" calcext:value-type="float">
            <text:p>0.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table:style-name="ce2" office:value-type="float" office:value="351" calcext:value-type="float">
            <text:p>3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OT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84000" calcext:value-type="float">
            <text:p>584000</text:p>
          </table:table-cell>
          <table:table-cell table:style-name="ce21" office:value-type="float" office:value="1" calcext:value-type="float">
            <text:p>1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9" office:value-type="date" office:date-value="2015-11-01" calcext:value-type="date">
            <text:p>Nov-15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586095444753" calcext:value-type="float">
            <text:p>0.0018858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ez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232000000" calcext:value-type="float">
            <text:p>232000000</text:p>
          </table:table-cell>
          <table:table-cell table:style-name="ce24" office:value-type="float" office:value="0.793" calcext:value-type="float">
            <text:p>0.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8" office:value-type="date" office:date-value="2017-07-01" calcext:value-type="date">
            <text:p>Jul-1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319523822716" calcext:value-type="float">
            <text:p>0.77331952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Unknown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5" calcext:value-type="float">
            <text:p>55</text:p>
          </table:table-cell>
          <table:table-cell table:style-name="ce29" office:value-type="date" office:date-value="2014-01-01" calcext:value-type="date">
            <text:p>Jan-14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5752509172977" calcext:value-type="float">
            <text:p>0.000105752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trati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00000" calcext:value-type="float">
            <text:p>600000</text:p>
          </table:table-cell>
          <table:table-cell table:style-name="ce23" office:value-type="float" office:value="0.857" calcext:value-type="float">
            <text:p>0.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O (2nd)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500000" calcext:value-type="float">
            <text:p>4500000</text:p>
          </table:table-cell>
          <table:table-cell table:style-name="ce23" office:value-type="float" office:value="0.225" calcext:value-type="float">
            <text:p>0.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99895531276" calcext:value-type="float">
            <text:p>0.014939989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Connec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50000" calcext:value-type="float">
            <text:p>1050000</text:p>
          </table:table-cell>
          <table:table-cell table:style-name="ce23" office:value-type="float" office:value="0.17" calcext:value-type="float">
            <text:p>0.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" calcext:value-type="float">
            <text:p>1.4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92889235448" calcext:value-type="float">
            <text:p>0.00343928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eritase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+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1000000" calcext:value-type="float">
            <text:p>11000000</text:p>
          </table:table-cell>
          <table:table-cell table:style-name="ce23" office:value-type="float" office:value="0.51" calcext:value-type="float">
            <text:p>0.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6079762465444" calcext:value-type="float">
            <text:p>0.03660797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ave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6000000" calcext:value-type="float">
            <text:p>16000000</text:p>
          </table:table-cell>
          <table:table-cell table:style-name="ce23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4-01" calcext:value-type="date">
            <text:p>Apr-16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2756583184035" calcext:value-type="float">
            <text:p>0.05327565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ugu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300000" calcext:value-type="float">
            <text:p>5300000</text:p>
          </table:table-cell>
          <table:table-cell table:style-name="ce23" office:value-type="float" office:value="0.8" calcext:value-type="float">
            <text:p>0.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9" office:value-type="date" office:date-value="2015-08-01" calcext:value-type="date">
            <text:p>Aug-15</text:p>
          </table:table-cell>
          <table:table-cell office:value-type="float" office:value="45" calcext:value-type="float">
            <text:p>4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06818684625" calcext:value-type="float">
            <text:p>0.01760681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opulo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220400" calcext:value-type="float">
            <text:p>10220400</text:p>
          </table:table-cell>
          <table:table-cell table:style-name="ce23" office:value-type="float" office:value="0.655" calcext:value-type="float">
            <text:p>0.6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91512579001" calcext:value-type="float">
            <text:p>0.03400915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aidSafeCoi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79" calcext:value-type="float">
            <text:p>0.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6000000" calcext:value-type="float">
            <text:p>6000000</text:p>
          </table:table-cell>
          <table:table-cell table:style-name="ce23" office:value-type="float" office:value="0.1" calcext:value-type="float">
            <text:p>0.1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04-01" calcext:value-type="date">
            <text:p>Apr-14</text:p>
          </table:table-cell>
          <table:table-cell office:value-type="float" office:value="0.25" calcext:value-type="float">
            <text:p>0.2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402941746853" calcext:value-type="float">
            <text:p>0.01994029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igixDA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500000" calcext:value-type="float">
            <text:p>5500000</text:p>
          </table:table-cell>
          <table:table-cell table:style-name="ce23" office:value-type="float" office:value="0.85" calcext:value-type="float">
            <text:p>0.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03-01" calcext:value-type="date">
            <text:p>Mar-1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OmiseG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55" calcext:value-type="float">
            <text:p>0.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651" calcext:value-type="float">
            <text:p>0.6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Komod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983781" calcext:value-type="float">
            <text:p>1983781</text:p>
          </table:table-cell>
          <table:table-cell table:style-name="ce23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0-01" calcext:value-type="date">
            <text:p>Oct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5208189009333" calcext:value-type="float">
            <text:p>0.006552081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en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97" calcext:value-type="float">
            <text:p>0.9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4000000" calcext:value-type="float">
            <text:p>34000000</text:p>
          </table:table-cell>
          <table:table-cell table:style-name="ce23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0.004" calcext:value-type="float">
            <text:p>0.004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5.71" calcext:value-type="float">
            <text:p>5.7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3279313777096" calcext:value-type="float">
            <text:p>0.11327931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bileG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+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3000000" calcext:value-type="float">
            <text:p>53000000</text:p>
          </table:table-cell>
          <table:table-cell table:style-name="ce23" office:value-type="float" office:value="0.7" calcext:value-type="float">
            <text:p>0.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2" calcext:value-type="float">
            <text:p>1.2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616505650161" calcext:value-type="float">
            <text:p>0.17661650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t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AVERAGE([.D34:.D98];[.D31];[.D2:.D32])" office:value-type="float" office:value="0.953547606276846" calcext:value-type="float">
            <office:annotation draw:style-name="gr1" draw:text-style-name="P2" svg:width="98.7pt" svg:height="79.65pt" svg:x="381.77pt" svg:y="878.34pt" draw:caption-point-x="-26.48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95354760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294" calcext:value-type="float">
            <text:p>0.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6" calcext:value-type="float">
            <text:p>3.6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ingularDT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Unknown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500000" calcext:value-type="float">
            <text:p>7500000</text:p>
          </table:table-cell>
          <table:table-cell table:style-name="ce23" office:value-type="float" office:value="0.5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0-01" calcext:value-type="date">
            <text:p>Oct-1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940598796243" calcext:value-type="float">
            <text:p>0.02494059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s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00000" calcext:value-type="float">
            <text:p>600000</text:p>
          </table:table-cell>
          <table:table-cell table:style-name="ce23" office:value-type="float" office:value="0.15" calcext:value-type="float">
            <text:p>0.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1397849462366" calcext:value-type="float">
            <text:p>1.1139784946</text:p>
          </table:table-cell>
          <table:table-cell table:style-name="ce29" office:value-type="date" office:date-value="2014-08-01" calcext:value-type="date">
            <text:p>Aug-1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irstBloo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500000" calcext:value-type="float">
            <text:p>5500000</text:p>
          </table:table-cell>
          <table:table-cell table:style-name="ce23" office:value-type="float" office:value="0.85" calcext:value-type="float">
            <text:p>0.8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rag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7" calcext:value-type="float">
            <text:p>0.7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r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98000" calcext:value-type="float">
            <text:p>998000</text:p>
          </table:table-cell>
          <table:table-cell table:style-name="ce23" office:value-type="float" office:value="0.75" calcext:value-type="float">
            <text:p>0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7" calcext:value-type="float">
            <text:p>1.7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6594502999746" calcext:value-type="float">
            <text:p>0.0032659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taverse Ent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250000" calcext:value-type="float">
            <text:p>2250000</text:p>
          </table:table-cell>
          <table:table-cell table:style-name="ce23" office:value-type="float" office:value="0.22" calcext:value-type="float">
            <text:p>0.2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3953262079098" calcext:value-type="float">
            <text:p>0.00743953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unFai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6000000" calcext:value-type="float">
            <text:p>26000000</text:p>
          </table:table-cell>
          <table:table-cell table:style-name="ce23" office:value-type="float" office:value="0.213" calcext:value-type="float">
            <text:p>0.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6110224621217" calcext:value-type="float">
            <text:p>0.086611022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x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92286" calcext:value-type="float">
            <text:p>6492286</text:p>
          </table:table-cell>
          <table:table-cell table:style-name="ce23" office:value-type="float" office:value="0.95" calcext:value-type="float">
            <text:p>0.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5" calcext:value-type="float">
            <text:p>1.55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813474819707" calcext:value-type="float">
            <text:p>0.02158134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ECEN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40000" calcext:value-type="float">
            <text:p>4740000</text:p>
          </table:table-cell>
          <table:table-cell table:style-name="ce23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.5" calcext:value-type="float">
            <text:p>2.5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400382925768" calcext:value-type="float">
            <text:p>0.01574003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lockne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950064.46610545" calcext:value-type="float">
            <text:p>950064.46610545</text:p>
          </table:table-cell>
          <table:table-cell table:style-name="ce25" office:value-type="float" office:value="0.632268091145247" calcext:value-type="float">
            <office:annotation draw:style-name="gr1" draw:text-style-name="P2" svg:width="99.27pt" svg:height="79.65pt" svg:x="2165.75pt" svg:y="1158.35pt" draw:caption-point-x="-32.46pt" draw:caption-point-y="17.91pt">
              <dc:date>2018-01-07T00:00:00</dc:date>
              <text:p text:style-name="P1">Microsoft Office User:</text:p>
              <text:p text:style-name="P1"><text:span text:style-name="T1">simle average</text:span></text:p>
              <text:p text:style-name="P1"><text:span text:style-name="T1"/></text:p>
            </office:annotation>
            <text:p>0.63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10-01" calcext:value-type="date">
            <text:p>Oct-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0615018221762" calcext:value-type="float">
            <text:p>0.00310615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dgeles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edd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23" office:value-type="float" office:value="0.05" calcext:value-type="float">
            <text:p>0.0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01-01" calcext:value-type="date">
            <text:p>Jan-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72429329891568" calcext:value-type="float">
            <text:p>0.00027242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650000" calcext:value-type="float">
            <text:p>650000</text:p>
          </table:table-cell>
          <table:table-cell table:style-name="ce23" office:value-type="float" office:value="0.632268091145247" calcext:value-type="float">
            <text:p>0.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1-01" calcext:value-type="date">
            <text:p>Nov-16</text:p>
          </table:table-cell>
          <table:table-cell table:style-name="ce23" office:value-type="float" office:value="0.00902777777777778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0587435779607" calcext:value-type="float">
            <text:p>0.00210587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eerplay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5263" calcext:value-type="float">
            <text:p>0.52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0.16" calcext:value-type="float">
            <text:p>0.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9" calcext:value-type="float">
            <text:p>1.09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ing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00000" calcext:value-type="float">
            <text:p>1400000</text:p>
          </table:table-cell>
          <table:table-cell table:style-name="ce2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0602666857493" calcext:value-type="float">
            <text:p>0.00460602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therol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55208" calcext:value-type="float">
            <text:p>355208</text:p>
          </table:table-cell>
          <table:table-cell table:style-name="ce23" office:value-type="float" office:value="0.91" calcext:value-type="float">
            <text:p>0.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317449113057" calcext:value-type="float">
            <text:p>0.00112317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illa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21210000" calcext:value-type="float">
            <text:p>21210000</text:p>
          </table:table-cell>
          <table:table-cell table:style-name="ce23" office:value-type="float" office:value="0.72" calcext:value-type="float">
            <text:p>0.7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433830372807" calcext:value-type="float">
            <text:p>0.0706433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Exec RL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000000" calcext:value-type="float">
            <text:p>12000000</text:p>
          </table:table-cell>
          <table:table-cell table:style-name="ce23" office:value-type="float" office:value="0.69" calcext:value-type="float">
            <text:p>0.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9415126609162" calcext:value-type="float">
            <text:p>0.039941512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Sli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647000" calcext:value-type="float">
            <text:p>1647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941016292477" calcext:value-type="float">
            <text:p>0.00542941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900000" calcext:value-type="float">
            <text:p>2900000</text:p>
          </table:table-cell>
          <table:table-cell table:style-name="ce23" office:value-type="float" office:value="0.4" calcext:value-type="float">
            <text:p>0.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0.00694444444444444" calcext:value-type="float">
            <text:p>0.00694444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60633129013266" calcext:value-type="float">
            <text:p>0.00960633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aur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851342" calcext:value-type="float">
            <text:p>851342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705524653852" calcext:value-type="float">
            <text:p>0.002777055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Bay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+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390000" calcext:value-type="float">
            <text:p>39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9" calcext:value-type="float">
            <text:p>1.19</text:p>
          </table:table-cell>
          <table:table-cell table:style-name="ce29" office:value-type="date" office:date-value="2014-11-01" calcext:value-type="date">
            <text:p>Nov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391548900594" calcext:value-type="float">
            <text:p>0.00123915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igitalNot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95312" calcext:value-type="float">
            <text:p>595312</text:p>
          </table:table-cell>
          <table:table-cell table:style-name="ce23" office:value-type="float" office:value="0.148" calcext:value-type="float">
            <text:p>0.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3" calcext:value-type="float">
            <text:p>1.33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235699183669" calcext:value-type="float">
            <text:p>0.00192356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aa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635601" calcext:value-type="float">
            <text:p>7635601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926296675683" calcext:value-type="float">
            <text:p>0.02539262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nereo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12" calcext:value-type="float">
            <text:p>0.5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6023" calcext:value-type="float">
            <text:p>126023</text:p>
          </table:table-cell>
          <table:table-cell table:style-name="ce23" office:value-type="float" office:value="0.185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5-03-01" calcext:value-type="date">
            <text:p>Mar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9177948002766" calcext:value-type="float">
            <text:p>0.00035917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nereo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95025841974451" calcext:value-type="float">
            <text:p>0.95025841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00000" calcext:value-type="float">
            <text:p>4700000</text:p>
          </table:table-cell>
          <table:table-cell table:style-name="ce23" office:value-type="float" office:value="0.026" calcext:value-type="float">
            <text:p>0.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1" calcext:value-type="float">
            <text:p>1.21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066968360019" calcext:value-type="float">
            <text:p>0.015606696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" calcext:value-type="float">
            <text:p>500000</text:p>
          </table:table-cell>
          <table:table-cell table:style-name="ce23" office:value-type="float" office:value="0.4587" calcext:value-type="float">
            <text:p>0.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04-01" calcext:value-type="date">
            <text:p>Apr-1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058438956403" calcext:value-type="float">
            <text:p>0.00160584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Quantum Resis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160000" calcext:value-type="float">
            <text:p>4160000</text:p>
          </table:table-cell>
          <table:table-cell table:style-name="ce23" office:value-type="float" office:value="0.4952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5871722412" calcext:value-type="float">
            <text:p>0.013806587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ysteri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380000" calcext:value-type="float">
            <text:p>14380000</text:p>
          </table:table-cell>
          <table:table-cell table:style-name="ce26" office:value-type="float" office:value="0.888888888888889" calcext:value-type="float">
            <text:p>0.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78753293271211" calcext:value-type="float">
            <text:p>0.04787532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9090909090909" calcext:value-type="float">
            <text:p>1.0909090909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dToke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697932" calcext:value-type="float">
            <text:p>7697932</text:p>
          </table:table-cell>
          <table:table-cell table:style-name="ce23" office:value-type="float" office:value="0.5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.000347222222222222" calcext:value-type="float">
            <text:p>0.00034722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6004123258125" calcext:value-type="float">
            <text:p>0.02560041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ol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53000" calcext:value-type="float">
            <text:p>453000</text:p>
          </table:table-cell>
          <table:table-cell table:style-name="ce23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4916768416482" calcext:value-type="float">
            <text:p>0.00144916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fe Exchange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579" calcext:value-type="float">
            <text:p>50579</text:p>
          </table:table-cell>
          <table:table-cell table:style-name="ce23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5-12-01" calcext:value-type="date">
            <text:p>Dec-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7682626756898" calcext:value-type="float">
            <text:p>0.00010768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co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olybi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2298489" calcext:value-type="float">
            <text:p>32298489</text:p>
          </table:table-cell>
          <table:table-cell table:style-name="ce23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7607264899142" calcext:value-type="float">
            <text:p>0.10760726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okenCa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700000" calcext:value-type="float">
            <text:p>12700000</text:p>
          </table:table-cell>
          <table:table-cell table:style-name="ce23" office:value-type="float" office:value="0.647619047619048" calcext:value-type="float">
            <office:annotation draw:style-name="gr2" draw:text-style-name="P2" svg:width="99.27pt" svg:height="81.27pt" svg:x="2165.75pt" svg:y="1823.24pt" draw:caption-point-x="-32.46pt" draw:caption-point-y="81.0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208333333333333" calcext:value-type="float">
            <text:p>0.02083333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2749881509765" calcext:value-type="float">
            <text:p>0.042274988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ager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OBI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25550" calcext:value-type="float">
            <text:p>725550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5-11-01" calcext:value-type="date">
            <text:p>Nov-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5772303390186" calcext:value-type="float">
            <text:p>0.0023577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oxel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8400000" calcext:value-type="float">
            <text:p>18400000</text:p>
          </table:table-cell>
          <table:table-cell table:style-name="ce23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38" calcext:value-type="float">
            <text:p>1.538</text:p>
          </table:table-cell>
          <table:table-cell table:style-name="ce29" office:value-type="date" office:date-value="2015-11-01" calcext:value-type="date">
            <text:p>Nov-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761457128959" calcext:value-type="float">
            <text:p>0.06127614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atabi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69525" calcext:value-type="float">
            <text:p>1069525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1-01" calcext:value-type="date">
            <text:p>Jan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437622203541" calcext:value-type="float">
            <text:p>0.00350437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nk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26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eTrus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ON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2000000" calcext:value-type="float">
            <text:p>42000000</text:p>
          </table:table-cell>
          <table:table-cell table:style-name="ce23" office:value-type="float" office:value="0.7463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947605092071" calcext:value-type="float">
            <text:p>0.139947605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goras Token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11-01" calcext:value-type="date">
            <text:p>Nov-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ntiment Net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1700000" calcext:value-type="float">
            <text:p>11700000</text:p>
          </table:table-cell>
          <table:table-cell table:style-name="ce23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89414517366047" calcext:value-type="float">
            <text:p>0.03894145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os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8750" calcext:value-type="float">
            <text:p>68750</text:p>
          </table:table-cell>
          <table:table-cell table:style-name="ce26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4-08-01" calcext:value-type="date">
            <text:p>Aug-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68256316942449" calcext:value-type="float">
            <text:p>0.00016825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found.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859095" calcext:value-type="float">
            <text:p>14859095</text:p>
          </table:table-cell>
          <table:table-cell table:style-name="ce2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724099555646" calcext:value-type="float">
            <text:p>0.0494724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CA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769230769230769" calcext:value-type="float">
            <text:p>0.769230769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hronoban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574468085106383" calcext:value-type="float">
            <text:p>0.574468085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400000" calcext:value-type="float">
            <text:p>5400000</text:p>
          </table:table-cell>
          <table:table-cell table:style-name="ce23"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2-01" calcext:value-type="date">
            <text:p>Dec-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401723260622" calcext:value-type="float">
            <text:p>0.01794017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xi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24266.174492" calcext:value-type="float">
            <text:p>324266.174492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1739130434783" calcext:value-type="float">
            <text:p>1.217391304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002878907251" calcext:value-type="float">
            <text:p>0.00102002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-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000000" calcext:value-type="float">
            <text:p>4000000</text:p>
          </table:table-cell>
          <table:table-cell table:style-name="ce23" office:value-type="float" office:value="0.632268091145247" calcext:value-type="float">
            <office:annotation draw:style-name="gr3" draw:text-style-name="P2" svg:width="99.27pt" svg:height="79.63pt" svg:x="2165.75pt" svg:y="2306.35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2-01" calcext:value-type="date">
            <text:p>Dec-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732213459417" calcext:value-type="float">
            <text:p>0.01327322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atientory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200000" calcext:value-type="float">
            <text:p>7200000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405378719315" calcext:value-type="float">
            <text:p>0.02394053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lut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23" office:value-type="float" office:value="0.042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3" calcext:value-type="float">
            <text:p>1.03</text:p>
          </table:table-cell>
          <table:table-cell table:style-name="ce29" office:value-type="date" office:date-value="2016-06-01" calcext:value-type="date">
            <text:p>Jun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l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8276.18" calcext:value-type="float">
            <text:p>18276.18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1-01" calcext:value-type="date">
            <text:p>Jan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oa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" calcext:value-type="float">
            <office:annotation draw:style-name="gr1" draw:text-style-name="P2" svg:width="99.27pt" svg:height="79.65pt" svg:x="2076.86pt" svg:y="2418.35pt" draw:caption-point-x="-32.46pt" draw:caption-point-y="17.91pt">
              <dc:date>2018-01-07T00:00:00</dc:date>
              <text:p text:style-name="P1">Microsoft Office User:</text:p>
              <text:p text:style-name="P1"><text:span text:style-name="T1">Estimation</text:span></text:p>
              <text:p text:style-name="P1"><text:span text:style-name="T1"/></text:p>
            </office:annotation>
            <text:p>1000000</text:p>
          </table:table-cell>
          <table:table-cell table:style-name="ce23" office:value-type="float" office:value="0.632268091145247" calcext:value-type="float">
            <office:annotation draw:style-name="gr1" draw:text-style-name="P2" svg:width="99.27pt" svg:height="79.65pt" svg:x="2165.75pt" svg:y="2418.35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00000" calcext:value-type="float">
            <text:p>900000</text:p>
          </table:table-cell>
          <table:table-cell table:style-name="ce26" office:value-type="float" office:value="0.632268091145247" calcext:value-type="float">
            <office:annotation draw:style-name="gr3" draw:text-style-name="P2" svg:width="99.27pt" svg:height="79.63pt" svg:x="2165.75pt" svg:y="2446.36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3925846138902" calcext:value-type="float">
            <text:p>0.00293925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atchpoo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700000" calcext:value-type="float">
            <text:p>5700000</text:p>
          </table:table-cell>
          <table:table-cell table:style-name="ce23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3" calcext:value-type="float">
            <text:p>1.33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9402332503738" calcext:value-type="float">
            <text:p>0.01894023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thershi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406897" calcext:value-type="float">
            <text:p>5406897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631637267121" calcext:value-type="float">
            <text:p>0.01796316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ncryptoTe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429211" calcext:value-type="float">
            <text:p>4429211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5" calcext:value-type="float">
            <text:p>1.05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40118438906" calcext:value-type="float">
            <text:p>0.014704011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crystal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84478" calcext:value-type="float">
            <text:p>584478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5-08-01" calcext:value-type="date">
            <text:p>Aug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74543848536" calcext:value-type="float">
            <text:p>0.00188745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i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35000" calcext:value-type="float">
            <text:p>935000</text:p>
          </table:table-cell>
          <table:table-cell table:style-name="ce23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05-01" calcext:value-type="date">
            <text:p>May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593223589204" calcext:value-type="float">
            <text:p>0.003055932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am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19400" calcext:value-type="float">
            <text:p>1194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5-05-01" calcext:value-type="date">
            <text:p>May-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37099936330381" calcext:value-type="float">
            <text:p>0.00033709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imiq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8000000" calcext:value-type="float">
            <text:p>18000000</text:p>
          </table:table-cell>
          <table:table-cell table:style-name="ce23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" calcext:value-type="float">
            <text:p>1.4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9427311471471" calcext:value-type="float">
            <text:p>0.059942731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uny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400000" calcext:value-type="float">
            <text:p>3400000</text:p>
          </table:table-cell>
          <table:table-cell table:style-name="ce23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730994973186" calcext:value-type="float">
            <text:p>0.0112730995</text:p>
          </table:table-cell>
          <table:table-cell table:number-columns-repeated="973"/>
        </table:table-row>
        <table:table-row table:style-name="ro2">
          <table:table-cell table:number-columns-repeated="21"/>
          <table:table-cell table:style-name="Default"/>
          <table:table-cell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mean</text:p>
          </table:table-cell>
          <table:table-cell table:formula="of:=AVERAGE([.W2:.W98])" office:value-type="float" office:value="16642493.1218618" calcext:value-type="float">
            <text:p>16642493.1218618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stdv</text:p>
          </table:table-cell>
          <table:table-cell table:formula="of:=COM.MICROSOFT.STDEV.S([.W2:.W98])" office:value-type="float" office:value="41959838.2708052" calcext:value-type="float">
            <text:p>41959838.270805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max</text:p>
          </table:table-cell>
          <table:table-cell table:formula="of:=MAX([.W2:.W98])" office:value-type="float" office:value="300000000" calcext:value-type="float">
            <text:p>30000000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min</text:p>
          </table:table-cell>
          <table:table-cell table:formula="of:=MIN([.W2:.W98])" office:value-type="float" office:value="18276.18" calcext:value-type="float">
            <text:p>18276.18</text:p>
          </table:table-cell>
          <table:table-cell table:number-columns-repeated="1001"/>
        </table:table-row>
        <table:table-row table:style-name="ro2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4" table:number-columns-repeated="1024" table:default-cell-style-name="Default"/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5" calcext:value-type="float">
            <text:p>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8" calcext:value-type="float">
            <text:p>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3" calcext:value-type="float">
            <text:p>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formula="of:=RANDBETWEEN(1;39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formula="of:=RANDBETWEEN(1;39)"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formula="of:=RANDBETWEEN(1;39)"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formula="of:=RANDBETWEEN(1;39)"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formula="of:=RANDBETWEEN(1;39)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5" calcext:value-type="float">
            <text:p>25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_20_R" style:display-name="PageStyle_for 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16T18:24:27</meta:creation-date>
    <dc:date>2018-01-07T17:29:09.417981706</dc:date>
    <meta:generator>LibreOffice/5.1.6.2$Linux_X86_64 LibreOffice_project/10m0$Build-2</meta:generator>
    <meta:editing-duration>PT2M6S</meta:editing-duration>
    <meta:editing-cycles>1</meta:editing-cycles>
    <meta:document-statistic meta:table-count="2" meta:cell-count="53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